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iel: Louis. Stuck-up snobbish character who's bored and wants to go golfing. </text:p>
      <text:p text:style-name="Standard">Debbie: Robin. University student, just got off the bus, looking for info about the city</text:p>
      <text:p text:style-name="Standard">Joanna: Georgina. Zoo worker, on her day off, looking for events to meet other South American immigrants</text:p>
      <text:p text:style-name="Standard"/>
      <text:p text:style-name="Standard">Daniel: Acts bored. Walks into room, sits in chair, lounges back. Looks around, sees Kiosk opening screen. Eyes light up, walks up to kiosk, taps to start it. Looks at menus, selects 'Places of Interest'. &lt;insert internal monologue here&gt; Chooses 'Sports'. Look of surpr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Armstrong</meta:initial-creator>
    <meta:creation-date>2016-03-09T16:43:27.95</meta:creation-date>
    <dc:date>2016-03-10T14:10:46.56</dc:date>
    <dc:creator>Daniel Armstrong</dc:creator>
    <meta:editing-duration>PT21H27M18S</meta:editing-duration>
    <meta:editing-cycles>2</meta:editing-cycles>
    <meta:generator>OpenOffice/4.0.1$Win32 OpenOffice.org_project/401m5$Build-9714</meta:generator>
    <meta:document-statistic meta:table-count="0" meta:image-count="0" meta:object-count="0" meta:page-count="1" meta:paragraph-count="4" meta:word-count="88" meta:character-count="544"/>
  </office:meta>
</office:document-meta>
</file>